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99a8f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c9cec" officeooo:paragraph-rsid="00217160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2d995" officeooo:paragraph-rsid="0022d99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49a87" officeooo:paragraph-rsid="00249a87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fc5e" officeooo:paragraph-rsid="0026fc5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e9bb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e9bb" officeooo:paragraph-rsid="002be9bb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cdd9e" officeooo:paragraph-rsid="002cdd9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4c09" officeooo:paragraph-rsid="002f4c09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4c09" officeooo:paragraph-rsid="003a8c33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4c09" officeooo:paragraph-rsid="00435779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4c09" officeooo:paragraph-rsid="00525ab4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11846" officeooo:paragraph-rsid="00311846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11846" officeooo:paragraph-rsid="003236b2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11846" officeooo:paragraph-rsid="003a8c33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11846" officeooo:paragraph-rsid="0040e82f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11846" officeooo:paragraph-rsid="00435779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11846" officeooo:paragraph-rsid="00438ee0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11846" officeooo:paragraph-rsid="0047da87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11846" officeooo:paragraph-rsid="004a8a12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11846" officeooo:paragraph-rsid="004c2cf5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11846" officeooo:paragraph-rsid="00525ab4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a64ea" officeooo:paragraph-rsid="003a64ea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b982f" officeooo:paragraph-rsid="003b982f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b982f" officeooo:paragraph-rsid="00435779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b982f" officeooo:paragraph-rsid="00525ab4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1ed1b" officeooo:paragraph-rsid="0041ed1b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1ed1b" officeooo:paragraph-rsid="00525ab4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7836f" officeooo:paragraph-rsid="0047836f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961f3" officeooo:paragraph-rsid="004961f3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b924d" officeooo:paragraph-rsid="004b924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b924d" officeooo:paragraph-rsid="00525ab4"/>
    </style:style>
    <style:style style:name="T1" style:family="text">
      <style:text-properties style:font-name="Monospace" fo:font-size="12pt" style:font-size-asian="12pt"/>
    </style:style>
    <style:style style:name="T2" style:family="text">
      <style:text-properties style:font-name="Monospace" fo:font-size="12pt" officeooo:rsid="001de669" style:font-size-asian="12pt"/>
    </style:style>
    <style:style style:name="T3" style:family="text">
      <style:text-properties style:font-name="Monospace" fo:font-size="12pt" officeooo:rsid="001e3214" style:font-size-asian="12pt"/>
    </style:style>
    <style:style style:name="T4" style:family="text">
      <style:text-properties style:font-name="Monospace" fo:font-size="12pt" officeooo:rsid="00200518" style:font-size-asian="12pt"/>
    </style:style>
    <style:style style:name="T5" style:family="text">
      <style:text-properties style:font-name="Monospace" fo:font-size="12pt" officeooo:rsid="00249a87" style:font-size-asian="12pt"/>
    </style:style>
    <style:style style:name="T6" style:family="text">
      <style:text-properties style:font-name="Monospace" fo:font-size="12pt" officeooo:rsid="0027823e" style:font-size-asian="12pt"/>
    </style:style>
    <style:style style:name="T7" style:family="text">
      <style:text-properties style:font-name="Monospace" fo:font-size="12pt" officeooo:rsid="00299a8f" style:font-size-asian="12pt"/>
    </style:style>
    <style:style style:name="T8" style:family="text">
      <style:text-properties style:font-name="Monospace" fo:font-size="12pt" officeooo:rsid="003d91aa" style:font-size-asian="12pt"/>
    </style:style>
    <style:style style:name="T9" style:family="text">
      <style:text-properties style:font-name="Monospace" fo:font-size="12pt" officeooo:rsid="0041ed1b" style:font-size-asian="12pt"/>
    </style:style>
    <style:style style:name="T10" style:family="text">
      <style:text-properties style:font-name="Monospace" fo:font-size="12pt" officeooo:rsid="00435779" style:font-size-asian="12pt"/>
    </style:style>
    <style:style style:name="T11" style:family="text">
      <style:text-properties style:font-name="Monospace" fo:font-size="12pt" officeooo:rsid="004f3a52" style:font-size-asian="12pt"/>
    </style:style>
    <style:style style:name="T12" style:family="text">
      <style:text-properties style:font-name="Monospace" fo:font-size="12pt" officeooo:rsid="004fe3aa" style:font-size-asian="12pt"/>
    </style:style>
    <style:style style:name="T13" style:family="text">
      <style:text-properties style:font-name="Monospace" fo:font-size="12pt" officeooo:rsid="00525ab4" style:font-size-asian="12pt"/>
    </style:style>
    <style:style style:name="T14" style:family="text">
      <style:text-properties style:font-name="Monospace" fo:font-size="12pt" officeooo:rsid="00528355" style:font-size-asian="12pt"/>
    </style:style>
    <style:style style:name="T15" style:family="text">
      <style:text-properties style:font-name="Monospace" fo:font-size="12pt" officeooo:rsid="005658cd" style:font-size-asian="12pt"/>
    </style:style>
    <style:style style:name="T16" style:family="text">
      <style:text-properties style:font-name="Monospace" fo:font-size="12pt" fo:background-color="#ff33ff" style:font-size-asian="12pt"/>
    </style:style>
    <style:style style:name="T17" style:family="text">
      <style:text-properties style:font-name="Monospace" fo:font-size="12pt" officeooo:rsid="0027823e" fo:background-color="#ff33ff" style:font-size-asian="12pt"/>
    </style:style>
    <style:style style:name="T18" style:family="text">
      <style:text-properties style:font-name="Monospace" fo:font-size="12pt" fo:background-color="#00ffff" style:font-size-asian="12pt"/>
    </style:style>
    <style:style style:name="T19" style:family="text">
      <style:text-properties style:font-name="Monospace" fo:font-size="12pt" officeooo:rsid="0027823e" fo:background-color="#00ffff" style:font-size-asian="12pt"/>
    </style:style>
    <style:style style:name="T20" style:family="text">
      <style:text-properties style:font-name="Monospace" fo:font-size="12pt" officeooo:rsid="003406a5" fo:background-color="#00ffff" style:font-size-asian="12pt"/>
    </style:style>
    <style:style style:name="T21" style:family="text">
      <style:text-properties style:font-name="Monospace" fo:font-size="12pt" officeooo:rsid="0038a993" fo:background-color="#00ffff" style:font-size-asian="12pt"/>
    </style:style>
    <style:style style:name="T22" style:family="text">
      <style:text-properties style:font-name="Monospace" fo:font-size="12pt" officeooo:rsid="003e5784" fo:background-color="#00ffff" style:font-size-asian="12pt"/>
    </style:style>
    <style:style style:name="T23" style:family="text">
      <style:text-properties style:font-name="Monospace" fo:font-size="12pt" officeooo:rsid="00451e2f" fo:background-color="#00ffff" style:font-size-asian="12pt"/>
    </style:style>
    <style:style style:name="T24" style:family="text">
      <style:text-properties style:font-name="Monospace" fo:font-size="12pt" officeooo:rsid="00489ae2" fo:background-color="#00ffff" style:font-size-asian="12pt"/>
    </style:style>
    <style:style style:name="T25" style:family="text">
      <style:text-properties style:font-name="Monospace" fo:font-size="12pt" officeooo:rsid="004b60a3" fo:background-color="#00ffff" style:font-size-asian="12pt"/>
    </style:style>
    <style:style style:name="T26" style:family="text">
      <style:text-properties style:font-name="Monospace" fo:font-size="12pt" officeooo:rsid="004d3be1" fo:background-color="#00ffff" style:font-size-asian="12pt"/>
    </style:style>
    <style:style style:name="T27" style:family="text">
      <style:text-properties style:font-name="Monospace" fo:font-size="12pt" officeooo:rsid="00542fc8" fo:background-color="#00ffff" style:font-size-asian="12pt"/>
    </style:style>
    <style:style style:name="T28" style:family="text">
      <style:text-properties style:font-name="Monospace" fo:font-size="12pt" fo:background-color="#0066ff" style:font-size-asian="12pt"/>
    </style:style>
    <style:style style:name="T29" style:family="text">
      <style:text-properties style:font-name="Monospace" fo:font-size="12pt" officeooo:rsid="0027823e" fo:background-color="#0066ff" style:font-size-asian="12pt"/>
    </style:style>
    <style:style style:name="T30" style:family="text">
      <style:text-properties style:font-name="Monospace" fo:font-size="12pt" officeooo:rsid="0034e8cf" fo:background-color="#0066ff" style:font-size-asian="12pt"/>
    </style:style>
    <style:style style:name="T31" style:family="text">
      <style:text-properties style:font-name="Monospace" fo:font-size="12pt" officeooo:rsid="00404d60" fo:background-color="#0066ff" style:font-size-asian="12pt"/>
    </style:style>
    <style:style style:name="T32" style:family="text">
      <style:text-properties style:font-name="Monospace" fo:font-size="12pt" officeooo:rsid="00453662" fo:background-color="#0066ff" style:font-size-asian="12pt"/>
    </style:style>
    <style:style style:name="T33" style:family="text">
      <style:text-properties style:font-name="Monospace" fo:font-size="12pt" fo:background-color="#00ff66" style:font-size-asian="12pt"/>
    </style:style>
    <style:style style:name="T34" style:family="text">
      <style:text-properties style:font-name="Monospace" fo:font-size="12pt" officeooo:rsid="0027823e" fo:background-color="#00ff66" style:font-size-asian="12pt"/>
    </style:style>
    <style:style style:name="T35" style:family="text">
      <style:text-properties style:font-name="Monospace" fo:font-size="12pt" officeooo:rsid="002aede7" fo:background-color="#00ff66" style:font-size-asian="12pt"/>
    </style:style>
    <style:style style:name="T36" style:family="text">
      <style:text-properties style:font-name="Monospace" fo:font-size="12pt" officeooo:rsid="0040e82f" fo:background-color="#00ff66" style:font-size-asian="12pt"/>
    </style:style>
    <style:style style:name="T37" style:family="text">
      <style:text-properties style:font-name="Monospace" fo:font-size="12pt" officeooo:rsid="004b7f16" fo:background-color="#00ff66" style:font-size-asian="12pt"/>
    </style:style>
    <style:style style:name="T38" style:family="text">
      <style:text-properties style:font-name="Monospace" fo:font-size="12pt" officeooo:rsid="004e7368" fo:background-color="#00ff66" style:font-size-asian="12pt"/>
    </style:style>
    <style:style style:name="T39" style:family="text">
      <style:text-properties style:font-name="Monospace" fo:font-size="12pt" officeooo:rsid="0055785f" fo:background-color="#00ff66" style:font-size-asian="12pt"/>
    </style:style>
    <style:style style:name="T40" style:family="text">
      <style:text-properties style:font-name="Monospace" fo:font-size="12pt" officeooo:rsid="0057c12c" fo:background-color="#00ff66" style:font-size-asian="12pt"/>
    </style:style>
    <style:style style:name="T41" style:family="text">
      <style:text-properties style:font-name="Monospace" fo:font-size="12pt" fo:background-color="#996600" style:font-size-asian="12pt"/>
    </style:style>
    <style:style style:name="T42" style:family="text">
      <style:text-properties style:font-name="Monospace" fo:font-size="12pt" officeooo:rsid="0027823e" fo:background-color="#996600" style:font-size-asian="12pt"/>
    </style:style>
    <style:style style:name="T43" style:family="text">
      <style:text-properties style:font-name="Monospace" fo:font-size="12pt" officeooo:rsid="002aede7" fo:background-color="#996600" style:font-size-asian="12pt"/>
    </style:style>
    <style:style style:name="T44" style:family="text">
      <style:text-properties style:font-name="Monospace" fo:font-size="12pt" officeooo:rsid="002bb04d" fo:background-color="#996600" style:font-size-asian="12pt"/>
    </style:style>
    <style:style style:name="T45" style:family="text">
      <style:text-properties style:font-name="Monospace" fo:font-size="12pt" officeooo:rsid="004b7f16" fo:background-color="#996600" style:font-size-asian="12pt"/>
    </style:style>
    <style:style style:name="T46" style:family="text">
      <style:text-properties style:font-name="Monospace" fo:font-size="12pt" fo:background-color="#336600" style:font-size-asian="12pt"/>
    </style:style>
    <style:style style:name="T47" style:family="text">
      <style:text-properties style:font-name="Monospace" fo:font-size="12pt" officeooo:rsid="0027823e" fo:background-color="#336600" style:font-size-asian="12pt"/>
    </style:style>
    <style:style style:name="T48" style:family="text">
      <style:text-properties fo:color="#dddddd" style:font-name="Monospace" fo:font-size="12pt" officeooo:rsid="005658cd" style:font-size-asian="12pt"/>
    </style:style>
    <style:style style:name="T49" style:family="text">
      <style:text-properties fo:color="#dddddd" style:font-name="Monospace" fo:font-size="12pt" fo:background-color="#cccccc" style:font-size-asian="12pt"/>
    </style:style>
    <style:style style:name="T50" style:family="text">
      <style:text-properties style:use-window-font-color="true" style:font-name="Monospace" fo:font-size="12pt" fo:background-color="#cccccc" style:font-size-asian="12pt"/>
    </style:style>
    <style:style style:name="T51" style:family="text">
      <style:text-properties style:use-window-font-color="true" style:font-name="Monospace" fo:font-size="12pt" officeooo:rsid="0027823e" fo:background-color="#cccccc" style:font-size-asian="12pt"/>
    </style:style>
    <style:style style:name="T52" style:family="text">
      <style:text-properties style:use-window-font-color="true" style:font-name="Monospace" fo:font-size="12pt" officeooo:rsid="0029dab4" fo:background-color="#cccccc" style:font-size-asian="12pt"/>
    </style:style>
    <style:style style:name="T53" style:family="text">
      <style:text-properties style:use-window-font-color="true" style:font-name="Monospace" fo:font-size="12pt" officeooo:rsid="0048e8e6" fo:background-color="#cccccc" style:font-size-asian="12pt"/>
    </style:style>
    <style:style style:name="T54" style:family="text">
      <style:text-properties style:use-window-font-color="true" style:font-name="Monospace" fo:font-size="12pt" officeooo:rsid="004b7f16" fo:background-color="#cccccc" style:font-size-asian="12pt"/>
    </style:style>
    <style:style style:name="T55" style:family="text">
      <style:text-properties style:use-window-font-color="true" style:font-name="Monospace" fo:font-size="12pt" officeooo:rsid="004e7368" fo:background-color="#cccccc" style:font-size-asian="12pt"/>
    </style:style>
    <style:style style:name="T56" style:family="text">
      <style:text-properties style:use-window-font-color="true" style:font-name="Monospace" fo:font-size="12pt" officeooo:rsid="0055785f" fo:background-color="#cccccc" style:font-size-asian="12pt"/>
    </style:style>
    <style:style style:name="T57" style:family="text">
      <style:text-properties style:use-window-font-color="true" style:font-name="Monospace" fo:font-size="12pt" officeooo:rsid="0055e764" fo:background-color="#cccccc" style:font-size-asian="12pt"/>
    </style:style>
    <style:style style:name="T58" style:family="text">
      <style:text-properties style:use-window-font-color="true" style:font-name="Monospace" fo:font-size="12pt" fo:background-color="transparent" style:font-size-asian="12pt"/>
    </style:style>
    <style:style style:name="T59" style:family="text">
      <style:text-properties style:use-window-font-color="true" style:font-name="Monospace" fo:font-size="12pt" fo:background-color="#ff99cc" style:font-size-asian="12pt"/>
    </style:style>
    <style:style style:name="T60" style:family="text">
      <style:text-properties style:use-window-font-color="true" style:font-name="Monospace" fo:font-size="12pt" officeooo:rsid="004b7f16" fo:background-color="#ff99cc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1.query Mvc Card numbers</text:span></text:p>
      <text:p text:style-name="P10"><text:span text:style-name="T1">head(4 bytes),type(4 bytes),length(4 bytes)</text:span></text:p>
      <text:p text:style-name="P14"><text:span text:style-name="T1">data(4 bytes):normal is 0</text:span></text:p>
      <text:p text:style-name="P14"><text:span text:style-name="T1">tail(4 bytes)</text:span></text:p>
      <text:p text:style-name="P30"><text:span text:style-name="T1">client-&gt;server</text:span></text:p>
      <text:p text:style-name="P15"><text:span text:style-name="T1">[</text:span><text:span text:style-name="T16">19 87 09 01</text:span><text:span text:style-name="T1"> </text:span><text:span text:style-name="T18">00 00 00 </text:span><text:span text:style-name="T20">A</text:span><text:span text:style-name="T18">1</text:span><text:span text:style-name="T1"> </text:span><text:span text:style-name="T28">00 00 00 0</text:span><text:span text:style-name="T30">1</text:span><text:span text:style-name="T1"> </text:span><text:span text:style-name="T50">00 00 00 00</text:span><text:span text:style-name="T1"> </text:span><text:span text:style-name="T46">19 86 10 14</text:span><text:span text:style-name="T1">]</text:span></text:p>
      <text:p text:style-name="P30"><text:span text:style-name="T1">server-&gt;client</text:span></text:p>
      <text:p text:style-name="P20"><text:span text:style-name="T1">[</text:span><text:span text:style-name="T16">19 87 09 01</text:span><text:span text:style-name="T1"> </text:span><text:span text:style-name="T18">00 00 00 </text:span><text:span text:style-name="T20">A</text:span><text:span text:style-name="T24">2</text:span><text:span text:style-name="T1"> </text:span><text:span text:style-name="T28">00 00 00 0</text:span><text:span text:style-name="T30">1</text:span><text:span text:style-name="T1"> </text:span><text:span text:style-name="T50">00 00 00 </text:span><text:span text:style-name="T53">ff</text:span><text:span text:style-name="T1"> </text:span><text:span text:style-name="T46">19 86 10 14</text:span><text:span text:style-name="T1">]</text:span></text:p>
      <text:p text:style-name="P20"><text:span text:style-name="T1"/></text:p>
      <text:p text:style-name="P24"><text:span text:style-name="T1">2.query CPU info</text:span></text:p>
      <text:p text:style-name="P11"><text:span text:style-name="T1">head(4 bytes),type(4 bytes),length(</text:span><text:span text:style-name="T8">4</text:span><text:span text:style-name="T1"> bytes)</text:span></text:p>
      <text:p text:style-name="P25"><text:span text:style-name="T1">core1_freq(4 bytes)</text:span></text:p>
      <text:p text:style-name="P25"><text:span text:style-name="T1">core2_freq(4 bytes)</text:span></text:p>
      <text:p text:style-name="P25"><text:span text:style-name="T1">core3_freq(4 bytes)</text:span></text:p>
      <text:p text:style-name="P25"><text:span text:style-name="T1">core4_freq(4 bytes)</text:span></text:p>
      <text:p text:style-name="P16"><text:span text:style-name="T1">tail(4 bytes)</text:span></text:p>
      <text:p text:style-name="P31"><text:span text:style-name="T1">client-&gt;server</text:span></text:p>
      <text:p text:style-name="P17"><text:span text:style-name="T1">[</text:span><text:span text:style-name="T16">19 87 09 01</text:span><text:span text:style-name="T1"> </text:span><text:span text:style-name="T18">00 00 00 </text:span><text:span text:style-name="T22">B</text:span><text:span text:style-name="T18">1</text:span><text:span text:style-name="T1"> </text:span><text:span text:style-name="T28">00 00 00 </text:span><text:span text:style-name="T31">10</text:span><text:span text:style-name="T1"> </text:span><text:span text:style-name="T50">00 00 00 00</text:span><text:span text:style-name="T1"> </text:span><text:span text:style-name="T33">00 00 00 0</text:span><text:span text:style-name="T36">0</text:span><text:span text:style-name="T1"> </text:span><text:span text:style-name="T41">00 00 00 00</text:span><text:span text:style-name="T1"> </text:span><text:span text:style-name="T59">00 00 00 00</text:span><text:span text:style-name="T58"> </text:span><text:span text:style-name="T46">19 86 10 14</text:span><text:span text:style-name="T1">]</text:span></text:p>
      <text:p text:style-name="P31"><text:span text:style-name="T1">server-&gt;client</text:span></text:p>
      <text:p text:style-name="P21"><text:span text:style-name="T1">[</text:span><text:span text:style-name="T16">19 87 09 01</text:span><text:span text:style-name="T1"> </text:span><text:span text:style-name="T18">00 00 00 </text:span><text:span text:style-name="T22">B</text:span><text:span text:style-name="T25">2</text:span><text:span text:style-name="T1"> </text:span><text:span text:style-name="T28">00 00 00 </text:span><text:span text:style-name="T31">10</text:span><text:span text:style-name="T1"> </text:span><text:span text:style-name="T50">00 00 00 </text:span><text:span text:style-name="T54">11</text:span><text:span text:style-name="T1"> </text:span><text:span text:style-name="T33">00 00 00 </text:span><text:span text:style-name="T37">22</text:span><text:span text:style-name="T1"> </text:span><text:span text:style-name="T41">00 00 00 </text:span><text:span text:style-name="T45">33</text:span><text:span text:style-name="T1"> </text:span><text:span text:style-name="T59">00 00 00 </text:span><text:span text:style-name="T60">44</text:span><text:span text:style-name="T58"> </text:span><text:span text:style-name="T46">19 86 10 14</text:span><text:span text:style-name="T1">]</text:span></text:p>
      <text:p text:style-name="P21"><text:span text:style-name="T1"/></text:p>
      <text:p text:style-name="P28"><text:span text:style-name="T1">3.query memory info</text:span></text:p>
      <text:p text:style-name="P12"><text:span text:style-name="T1">head(4 bytes),type(4 bytes),length(</text:span><text:span text:style-name="T8">4</text:span><text:span text:style-name="T1"> bytes)</text:span></text:p>
      <text:p text:style-name="P26"><text:span text:style-name="T10">total</text:span><text:span text:style-name="T1">(4 bytes)</text:span></text:p>
      <text:p text:style-name="P26"><text:span text:style-name="T10">free</text:span><text:span text:style-name="T1">(4 bytes)</text:span></text:p>
      <text:p text:style-name="P18"><text:span text:style-name="T1">tail(4 bytes)</text:span></text:p>
      <text:p text:style-name="P32"><text:span text:style-name="T1">client-&gt;server</text:span></text:p>
      <text:p text:style-name="P19"><text:span text:style-name="T1">[</text:span><text:span text:style-name="T16">19 87 09 01</text:span><text:span text:style-name="T1"> </text:span><text:span text:style-name="T18">00 00 00 </text:span><text:span text:style-name="T23">C</text:span><text:span text:style-name="T18">1</text:span><text:span text:style-name="T1"> </text:span><text:span text:style-name="T28">00 00 00 </text:span><text:span text:style-name="T32">08</text:span><text:span text:style-name="T1"> </text:span><text:span text:style-name="T50">00 00 00 00</text:span><text:span text:style-name="T1"> </text:span><text:span text:style-name="T33">00 00 00 0</text:span><text:span text:style-name="T36">0</text:span><text:span text:style-name="T1"> </text:span><text:span text:style-name="T46">19 86 10 14</text:span><text:span text:style-name="T1">]</text:span></text:p>
      <text:p text:style-name="P32"><text:span text:style-name="T1">server-&gt;client</text:span></text:p>
      <text:p text:style-name="P22"><text:span text:style-name="T1">[</text:span><text:span text:style-name="T16">19 87 09 01</text:span><text:span text:style-name="T1"> </text:span><text:span text:style-name="T18">00 00 00 </text:span><text:span text:style-name="T23">C</text:span><text:span text:style-name="T26">2</text:span><text:span text:style-name="T1"> </text:span><text:span text:style-name="T28">00 00 00 </text:span><text:span text:style-name="T32">08</text:span><text:span text:style-name="T1"> </text:span><text:span text:style-name="T50">00 </text:span><text:span text:style-name="T55">12</text:span><text:span text:style-name="T50"> </text:span><text:span text:style-name="T55">34</text:span><text:span text:style-name="T50"> </text:span><text:span text:style-name="T55">56</text:span><text:span text:style-name="T1"> </text:span><text:span text:style-name="T33">00 00 </text:span><text:span text:style-name="T38">ff</text:span><text:span text:style-name="T33"> </text:span><text:span text:style-name="T38">33</text:span><text:span text:style-name="T1"> </text:span><text:span text:style-name="T46">19 86 10 14</text:span><text:span text:style-name="T1">]</text:span></text:p>
      <text:p text:style-name="P22"><text:span text:style-name="T1"/></text:p>
      <text:p text:style-name="P1"><text:span text:style-name="T9">4</text:span><text:span text:style-name="T1">.read/</text:span><text:span text:style-name="T7">write</text:span><text:span text:style-name="T1"> FPGA register</text:span></text:p>
      <text:p text:style-name="P3"><text:span text:style-name="T1">head(4 </text:span><text:span text:style-name="T2">bytes</text:span><text:span text:style-name="T1">),</text:span><text:span text:style-name="T2">type(4 bytes),</text:span><text:span text:style-name="T3">length(4 bytes),</text:span></text:p>
      <text:p text:style-name="P3"><text:span text:style-name="T4">operator(0:read,1:write,4 bytes)</text:span></text:p>
      <text:p text:style-name="P4"><text:span text:style-name="T4">o</text:span><text:span text:style-name="T1">ffset</text:span><text:span text:style-name="T5">(4 bytes)</text:span></text:p>
      <text:p text:style-name="P5"><text:span text:style-name="T1">value(4 bytes)</text:span></text:p>
      <text:p text:style-name="P5"><text:span text:style-name="T1">tail(4 bytes)</text:span></text:p>
      <text:p text:style-name="P6"><text:span text:style-name="T1">//read 0x1 register</text:span></text:p>
      <text:p text:style-name="P1"><text:span text:style-name="T1">[</text:span><text:span text:style-name="T16">19 87 09 01</text:span><text:span text:style-name="T1"> </text:span><text:span text:style-name="T18">00 00 00 </text:span><text:span text:style-name="T21">D</text:span><text:span text:style-name="T18">1</text:span><text:span text:style-name="T1"> </text:span><text:span text:style-name="T28">00 00 00 0C</text:span><text:span text:style-name="T1"> </text:span><text:span text:style-name="T50">00 00 00 00</text:span><text:span text:style-name="T1"> </text:span><text:span text:style-name="T33">00 00 00 01</text:span><text:span text:style-name="T1"> </text:span><text:span text:style-name="T41">00 00 00 00</text:span><text:span text:style-name="T1"> </text:span><text:span text:style-name="T46">19 86 10 14</text:span><text:span text:style-name="T1">]</text:span></text:p>
      <text:p text:style-name="P1"><text:span text:style-name="T1">//</text:span><text:span text:style-name="T6">write 0x2 register with 0xffff</text:span></text:p>
      <text:p text:style-name="P2"><text:span text:style-name="T6">[</text:span><text:span text:style-name="T17">19 87 09 01</text:span><text:span text:style-name="T6"> </text:span><text:span text:style-name="T19">00 00 00 </text:span><text:span text:style-name="T21">D</text:span><text:span text:style-name="T19">1</text:span><text:span text:style-name="T6"> </text:span><text:span text:style-name="T29">00 00 00 0C</text:span><text:span text:style-name="T6"> </text:span><text:span text:style-name="T51">00 00 00 0</text:span><text:span text:style-name="T52">1</text:span><text:span text:style-name="T6"> </text:span><text:span text:style-name="T34">00 00 00 0</text:span><text:span text:style-name="T35">2</text:span><text:span text:style-name="T6"> </text:span><text:span text:style-name="T42">00 00 </text:span><text:span text:style-name="T44">FF</text:span><text:span text:style-name="T42"> </text:span><text:span text:style-name="T43">FF</text:span><text:span text:style-name="T6"> </text:span><text:span text:style-name="T47">19 86 10 14</text:span><text:span text:style-name="T6">]</text:span></text:p>
      <text:p text:style-name="P7"/>
      <text:p text:style-name="P29"><text:span text:style-name="T13">5</text:span><text:span text:style-name="T1">.</text:span><text:span text:style-name="T13">transfer DMA data</text:span></text:p>
      <text:p text:style-name="P13"><text:span text:style-name="T1">head(4 bytes),type(4 bytes),length(</text:span><text:span text:style-name="T8">4</text:span><text:span text:style-name="T1"> bytes)</text:span></text:p>
      <text:p text:style-name="P27"><text:span text:style-name="T14">flags</text:span><text:span text:style-name="T1">(4 bytes)</text:span></text:p>
      <text:p text:style-name="P27"><text:span text:style-name="T14">frame_size</text:span><text:span text:style-name="T1">(4 bytes)</text:span></text:p>
      <text:p text:style-name="P23"><text:span text:style-name="T1">tail(4 bytes)</text:span></text:p>
      <text:p text:style-name="P33"><text:span text:style-name="T1">client-&gt;server</text:span></text:p>
      <text:p text:style-name="P23"><text:span text:style-name="T1">[</text:span><text:span text:style-name="T16">19 87 09 01</text:span><text:span text:style-name="T1"> </text:span><text:span text:style-name="T18">00 00 00 </text:span><text:span text:style-name="T27">E</text:span><text:span text:style-name="T18">1</text:span><text:span text:style-name="T1"> </text:span><text:span text:style-name="T28">00 00 00 </text:span><text:span text:style-name="T32">08</text:span><text:span text:style-name="T1"> </text:span><text:span text:style-name="T50">80 00 00 01</text:span><text:span text:style-name="T1"> </text:span><text:span text:style-name="T33">00 </text:span><text:span text:style-name="T40">10</text:span><text:span text:style-name="T33"> </text:span><text:span text:style-name="T40">39</text:span><text:span text:style-name="T33"> </text:span><text:span text:style-name="T40">FF</text:span><text:span text:style-name="T1"> </text:span><text:span text:style-name="T46">19 86 10 14</text:span><text:span text:style-name="T1">]</text:span></text:p>
      <text:p text:style-name="P33"><text:span text:style-name="T1">server-&gt;client</text:span></text:p>
      <text:p text:style-name="P23"><text:span text:style-name="T1">[</text:span><text:span text:style-name="T16">19 87 09 01</text:span><text:span text:style-name="T1"> </text:span><text:span text:style-name="T18">00 00 00 </text:span><text:span text:style-name="T27">E</text:span><text:span text:style-name="T26">2</text:span><text:span text:style-name="T1"> </text:span><text:span text:style-name="T28">00 00 00 </text:span><text:span text:style-name="T32">08</text:span><text:span text:style-name="T1"> </text:span><text:span text:style-name="T50">00 </text:span><text:span text:style-name="T56">00</text:span><text:span text:style-name="T50"> </text:span><text:span text:style-name="T56">00</text:span><text:span text:style-name="T50"> </text:span><text:span text:style-name="T56">00</text:span><text:span text:style-name="T1"> </text:span><text:span text:style-name="T33">00 00 </text:span><text:span text:style-name="T39">00</text:span><text:span text:style-name="T33"> </text:span><text:span text:style-name="T39">00</text:span><text:span text:style-name="T1"> </text:span><text:span text:style-name="T46">19 86 10 14</text:span><text:span text:style-name="T1">]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5:09:00.887515735</meta:creation-date>
    <dc:date>2014-06-03T16:12:01.923741977</dc:date>
    <meta:editing-duration>PT1H1M31S</meta:editing-duration>
    <meta:editing-cycles>67</meta:editing-cycles>
    <meta:generator>LibreOffice/4.1.5.3$Linux_x86 LibreOffice_project/410m0$Build-3</meta:generator>
    <meta:document-statistic meta:table-count="0" meta:image-count="0" meta:object-count="0" meta:page-count="1" meta:paragraph-count="47" meta:word-count="344" meta:character-count="1548" meta:non-whitespace-character-count="1251"/>
  </office:meta>
</office:document-meta>
</file>